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LucidaHandwriting" svg:font-family="LucidaHandwriting" style:font-family-generic="scrip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15536834237940330" text:style-name="L1">
        <text:list-item>
          <text:p text:style-name="P1">Página 6, tercer párrafo: en vez de "no hacía ni frio ni calor, sino todo lo contrario", creo que sería mejor poner "no hacía ni demasiado frío ni demasiado calor, sino que se estaba muy agusto".</text:p>
        </text:list-item>
        <text:list-item>
          <text:p text:style-name="P1">Página 7, primer párrafo: cambiar los paréntesis por "... y dos cabezas, cada una de las cuales llevaba unas gafas distintas".</text:p>
        </text:list-item>
        <text:list-item>
          <text:p text:style-name="P1">Página 8, primer párrafo: cambiar una manguera por una pajita, o algo menos violento...</text:p>
        </text:list-item>
        <text:list-item>
          <text:p text:style-name="P1">Página 8, segundo párrafo: cambiar "estaba de acuerdo con el resultado" por "estaba contento con el resultado".</text:p>
        </text:list-item>
        <text:list-item>
          <text:p text:style-name="P1">Página 12: aquí lo que veo es que se hace un salto en el tiempo bastante grande. Mi idea es meter una página entre la 12 y la 13, que explique el viaje de la nube y la llegada a la morada del Sabio. Esta es mi idea de la página:</text:p>
        </text:list-item>
      </text:list>
      <text:p text:style-name="Standard"/>
      <text:p text:style-name="Standard"><text:tab/>De repente la nube empezo a cabalgar muy rápido y alto, tan rápido y alto que no se podía distinguir el paisaje. De repente la nube empezó a ir más despacio.</text:p>
      <text:p text:style-name="Standard"/>
      <text:p text:style-name="Standard"><text:tab/>"Aquí vive el Sabio", dijo la nube, señalando a un gran palacio que estaba tan alto que sobresalía de entre las nubes y no se veía lo que había debajo de ellas.</text:p>
      <text:p text:style-name="Standard"/>
      <text:p text:style-name="Standard"><text:tab/>El caballo se paró enfrente de la puerta del palacio. "Hemos llegado, ¡que tengáis suerte!" dijo la nube. Y desapareció haciendo "¡POF!". Mamá y M.A. entraron por la puerta.</text:p>
      <text:p text:style-name="Standard"/>
      <text:list xml:id="list1386865304949874678" text:style-name="L2">
        <text:list-item>
          <text:p text:style-name="P2">Página 13, primer párrafo: cambiar la primera frase por "Al fondo de un pasillo muy grande había un trono de chucherías. M.A. y Mamá se acercaron, y de repente apareció el sabio sentado en el trono". Mantener la segunda frase.</text:p>
        </text:list-item>
        <text:list-item>
          <text:p text:style-name="P2">Página 14, primer párrafo: después de la primera frase poner "Pensaron que si encontraban algo bonito y se lo llevaban a R.J. se pondría muy contento y volvería con ellas. Se pusieron a buscar y encontraron una rosa de oro. Se subieron en la burbuja y se la llevaron con toda su esperanza." Continuar con la tercera frase.</text:p>
        </text:list-item>
        <text:list-item>
          <text:p text:style-name="P2">Página 16, tercer párrafo: cambiar el texto en morado por "M.A. y Mamá miraron hacia abajo, y vieron una hormiga rosa pequeñita, aunque muy grande para ser una hormiga".</text:p>
        </text:list-item>
        <text:list-item>
          <text:p text:style-name="P2">Página 17, primer párrafo: cambiar "escudarla" por "escucharla". Supongo que es una errata.</text:p>
        </text:list-item>
        <text:list-item>
          <text:p text:style-name="P2">Página 18, primer párrafo: cambiar la última frase por "De repente bajó una nube que tenía forma de cara con orejas de gato y una nariz muy respingona. La nube sopló, y de un soplido llenó la bolsa".</text:p>
        </text:list-item>
        <text:list-item>
          <text:p text:style-name="P2">Página 22, primer párrafo: cambiar por este párrafo. "De repente se escuchó una voz muy potente arriba en el cielo. "Sea cual sea el problema, la solución está en mis tentáculos". M.A. y Mamá miraron hacia arriba y vieron un pulpo gigantesco que volaba."</text:p>
        </text:list-item>
        <text:list-item>
          <text:p text:style-name="P2">Página 22, segundo párrafo: cambiar el principio por "Ambas se asustaron un poco porque..."</text:p>
        </text:list-item>
        <text:list-item>
          <text:p text:style-name="P2">¿Cambiar "patas" o "pies" por "tentáculos" cuando se habla del pulpo? Esto no lo tengo muy claro. También se podría pintar al pulpo con pies.</text:p>
        </text:list-item>
        <text:list-item>
          <text:p text:style-name="P2">Página 23, primer párrafo: igual sería interesante que el pulpo siempre hable en rima. Cambiar lo que dice por : "En cada pie tengo escrita una solución, deslía la venda y léela atentamente." "Si no arregla la situación, ponle un zapato al pié rápidamente. Si crees que la solución es la atinada, deja el pie sin tapar. Si has acertado lo verás en mi mirada; adelante, intenta acertar." </text:p>
        </text:list-item>
      </text:list>
      <text:p text:style-name="Standard"/>
      <text:p text:style-name="Standard"/>
      <text:p text:style-name="Standard"/>
      <text:p text:style-name="Standard"/>
      <text:p text:style-name="Standard"/>
      <text:list xml:id="list40434289" text:continue-numbering="true" text:style-name="L2">
        <text:list-item>
          <text:p text:style-name="P2"><text:soft-page-break/>Página 24, para rimarlo todo:</text:p>
          <text:list>
            <text:list-item>
              <text:p text:style-name="P2">1: cambiar tacón por bebé.</text:p>
            </text:list-item>
            <text:list-item>
              <text:p text:style-name="P2">2: en vez de "cantaron al compás" poner "dieron un salto". En vez de "de escalar" poner "con suela de asfalto" (no se me ocurre otra cosa mejor...)</text:p>
            </text:list-item>
            <text:list-item>
              <text:p text:style-name="P2">3: cambiar "Demasiado fácil" por "Imposible, ojalá."</text:p>
            </text:list-item>
            <text:list-item>
              <text:p text:style-name="P2">4: cambiar las últimas 2 frases por "Esas cosas son espantosas. Una bota con olor a rosas."</text:p>
            </text:list-item>
            <text:list-item>
              <text:p text:style-name="P2">5: cambiar "romántica" por "gritando".</text:p>
            </text:list-item>
            <text:list-item>
              <text:p text:style-name="P2">6: cambiar segunda frase por "Una bota con dos abejas".</text:p>
            </text:list-item>
            <text:list-item>
              <text:p text:style-name="P2">7: cambiar primera frase por "Sube rápido en una nube blanca, y verás que mi solución es franca". </text:p>
            </text:list-item>
            <text:list-item>
              <text:p text:style-name="P2">8: cambiar primera frase por "Concentráos y desearlo muy fuerte, y con seguridad tendréis suerte".</text:p>
              <text:p text:style-name="P2"/>
            </text:list-item>
          </text:list>
        </text:list-item>
      </text:list>
      <text:p text:style-name="Standard">Y estos son todos los cambios que propongo, del resto no cambiaría nada má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LucidaHandwriting" svg:font-family="LucidaHandwriting" style:font-family-generic="scrip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3M21S</meta:editing-duration>
    <meta:editing-cycles>4</meta:editing-cycles>
    <meta:generator>OpenOffice/4.0.1$Win32 OpenOffice.org_project/401m5$Build-9714</meta:generator>
    <dc:date>2013-11-27T20:27:22.92</dc:date>
    <dc:creator>Daniel Salas</dc:creator>
    <meta:document-statistic meta:table-count="0" meta:image-count="0" meta:object-count="0" meta:page-count="2" meta:paragraph-count="27" meta:word-count="707" meta:character-count="3853"/>
    <meta:user-defined meta:name="Info 1"/>
    <meta:user-defined meta:name="Info 2"/>
    <meta:user-defined meta:name="Info 3"/>
    <meta:user-defined meta:name="Info 4"/>
  </office:meta>
</office:document-meta>
</file>